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" svg:font-family="mono" style:font-pitch="fixed"/>
  </office:font-face-decls>
  <office:automatic-styles>
    <style:style style:name="P1" style:family="paragraph" style:parent-style-name="Preformatted_20_Text">
      <style:text-properties fo:font-size="10pt" style:font-size-asian="10pt" style:font-size-complex="10pt"/>
    </style:style>
    <style:style style:name="P2" style:family="paragraph" style:parent-style-name="Standard">
      <style:text-properties fo:font-weight="bold" officeooo:rsid="001c4f58" officeooo:paragraph-rsid="001c4f58" style:font-weight-asian="bold" style:font-weight-complex="bold"/>
    </style:style>
    <style:style style:name="P3" style:family="paragraph" style:parent-style-name="Standard">
      <style:text-properties fo:font-weight="normal" officeooo:rsid="001c4f58" officeooo:paragraph-rsid="001c4f58" style:font-weight-asian="normal" style:font-weight-complex="normal"/>
    </style:style>
    <style:style style:name="P4" style:family="paragraph" style:parent-style-name="Standard">
      <style:text-properties fo:font-weight="normal" officeooo:rsid="001ca057" officeooo:paragraph-rsid="001ca057" style:font-weight-asian="normal" style:font-weight-complex="normal"/>
    </style:style>
    <style:style style:name="P5" style:family="paragraph" style:parent-style-name="Standard">
      <style:text-properties fo:font-size="14pt" fo:font-weight="bold" officeooo:rsid="001c4f58" officeooo:paragraph-rsid="001c4f58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mono" fo:font-weight="normal" officeooo:rsid="001ca057" officeooo:paragraph-rsid="001ca057" style:font-weight-asian="normal" style:font-weight-complex="normal"/>
    </style:style>
    <style:style style:name="P7" style:family="paragraph" style:parent-style-name="Standard">
      <style:text-properties fo:font-size="12pt" fo:font-weight="normal" officeooo:rsid="001c4f58" officeooo:paragraph-rsid="001c4f58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ca057" officeooo:paragraph-rsid="001c4f58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ca057" officeooo:paragraph-rsid="001d2c47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style="normal" fo:font-weight="normal" officeooo:rsid="001ec3a9" officeooo:paragraph-rsid="001d2c4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fo:font-weight="normal" officeooo:rsid="001ec3a9" officeooo:paragraph-rsid="001ec3a9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ca057"/>
    </style:style>
    <style:style style:name="T2" style:family="text">
      <style:text-properties officeooo:rsid="001d29b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d29b3" style:font-style-asian="italic" style:font-style-complex="italic"/>
    </style:style>
    <style:style style:name="T5" style:family="text">
      <style:text-properties fo:font-style="italic" officeooo:rsid="001ec3a9" style:font-style-asian="italic" style:font-style-complex="italic"/>
    </style:style>
    <style:style style:name="T6" style:family="text">
      <style:text-properties fo:font-style="italic" officeooo:rsid="001d2c47" style:font-style-asian="italic" style:font-style-complex="italic"/>
    </style:style>
    <style:style style:name="T7" style:family="text">
      <style:text-properties fo:font-style="italic" officeooo:rsid="002ae711" style:font-style-asian="italic" style:font-style-complex="italic"/>
    </style:style>
    <style:style style:name="T8" style:family="text">
      <style:text-properties fo:font-style="normal" officeooo:rsid="001d29b3" style:font-style-asian="normal" style:font-style-complex="normal"/>
    </style:style>
    <style:style style:name="T9" style:family="text">
      <style:text-properties fo:font-style="normal" officeooo:rsid="001d2c47" style:font-style-asian="normal" style:font-style-complex="normal"/>
    </style:style>
    <style:style style:name="T10" style:family="text">
      <style:text-properties fo:font-style="normal" officeooo:rsid="001ec3a9" style:font-style-asian="normal" style:font-style-complex="normal"/>
    </style:style>
    <style:style style:name="T11" style:family="text">
      <style:text-properties fo:font-style="normal" officeooo:rsid="002454b4" style:font-style-asian="normal" style:font-style-complex="normal"/>
    </style:style>
    <style:style style:name="T12" style:family="text">
      <style:text-properties fo:font-style="normal" officeooo:rsid="00258890" style:font-style-asian="normal" style:font-style-complex="normal"/>
    </style:style>
    <style:style style:name="T13" style:family="text">
      <style:text-properties fo:font-style="normal" officeooo:rsid="002828e5" style:font-style-asian="normal" style:font-style-complex="normal"/>
    </style:style>
    <style:style style:name="T14" style:family="text">
      <style:text-properties fo:font-style="normal" officeooo:rsid="00291fd6" style:font-style-asian="normal" style:font-style-complex="normal"/>
    </style:style>
    <style:style style:name="T15" style:family="text">
      <style:text-properties officeooo:rsid="00258890"/>
    </style:style>
    <style:style style:name="T16" style:family="text">
      <style:text-properties officeooo:rsid="002ae7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latório da fase 5:</text:p>
      <text:p text:style-name="P4">Tomás Carreira nº50760</text:p>
      <text:p text:style-name="P2"/>
      <text:p text:style-name="P7">Para a fase 5 do projecto decidi adicionar structs à linguagem plush. <text:span text:style-name="T1">A sintaxe concreta foi inspirada pelas linguagens C e Rust.</text:span></text:p>
      <text:p text:style-name="P3"/>
      <text:p text:style-name="P1">Struct A {</text:p>
      <text:p text:style-name="P1"><text:tab/>var a: int,</text:p>
      <text:p text:style-name="P1"><text:tab/>var b: float,</text:p>
      <text:p text:style-name="P1">}</text:p>
      <text:p text:style-name="P1"/>
      <text:p text:style-name="P1">var sa: struct := A(1, 2.0);</text:p>
      <text:p text:style-name="P1"/>
      <text:p text:style-name="P1">var b: float := sa.b;</text:p>
      <text:p text:style-name="P1"/>
      <text:p text:style-name="P1">sa.a := 3;</text:p>
      <text:p text:style-name="P6"/>
      <text:p text:style-name="P8">Para implementar structs foi necessário fazer alterações em todas as fases do compilador.</text:p>
      <text:p text:style-name="P9">No <text:span text:style-name="T3">lexer</text:span> foi necessário adicionar os tokens ‘struct’ e ‘.’. <text:span text:style-name="T2">No</text:span> <text:span text:style-name="T3">parser</text:span> foi <text:span text:style-name="T2">necessário </text:span>adiciona<text:span text:style-name="T2">r</text:span> regras para aceitar declara<text:span text:style-name="T2">r struct, ini</text:span><text:span text:style-name="T15">c</text:span><text:span text:style-name="T2">i</text:span><text:span text:style-name="T15">a</text:span><text:span text:style-name="T2">lizar structs, ler campos de structs e escrever em campos de structs (os quatro exemplos acima). Foi necessário, também, mudar a regra dos nomes dos tipos para aceitar ‘struct </text:span><text:span text:style-name="T4">nome_da_struct</text:span><text:span text:style-name="T8">’. N</text:span><text:span text:style-name="T11">a primeira passagem do</text:span><text:span text:style-name="T8"> </text:span><text:span text:style-name="T4">type checker</text:span><text:span text:style-name="T8"> é adicionado ao contexto as declarações de structs, </text:span><text:span text:style-name="T13">nesta passagem é também verificado se a struct declarada é recursiva, o que não é permitido</text:span><text:span text:style-name="T8">. Na segunda passagem é verificado </text:span><text:span text:style-name="T14">n</text:span><text:span text:style-name="T8">a ini</text:span><text:span text:style-name="T12">c</text:span><text:span text:style-name="T8">ialização da </text:span><text:span text:style-name="T14">struct </text:span><text:span text:style-name="T8">se o número de campos e o tipo dos campos está correcto, também é verificado </text:span><text:span text:style-name="T9">que os acessos a campos de struct são feitos a structs, os campos existem e que têm o tipo correcto. Durante o type checking é adicionado à árvore os tipos resultantes de aceder a um campo e qual o seu index na struct para facilitar a geração de código. Com a informação recolhida no </text:span><text:span text:style-name="T6">type checking</text:span><text:span text:style-name="T9"> a geração de código não foi muito difícil. </text:span><text:span text:style-name="T10">Para a declaração da struct</text:span><text:span text:style-name="T9"> foi preciso adicionar uma declaração com os tipos que </text:span><text:span text:style-name="T10">compõe a struct. Para ini</text:span><text:span text:style-name="T12">c</text:span><text:span text:style-name="T10">ializar a struct foi usado um </text:span><text:span text:style-name="T5">alloca </text:span><text:span text:style-name="T10">para alocar espaço em memória e foi usado um getelementptr para popular a struct com os valores. Para aceder aos campos é usado getelementptr e dependendo se é leitura ou escrita é usado um load ou store.</text:span></text:p>
      <text:p text:style-name="P10"/>
      <text:p text:style-name="P11">Uma grande dificuldade que tive foi implementar structs dentro de structs <text:span text:style-name="T16">que acabou por ser resolvida. Um problema que não foi resolvido foi que a quando uma struct é um argumento de uma chamada de função e a struct é alterada dentro da função as alterações não são mantidas quando a função retorna. Uma maneira de contornar este problema é devolver a struct quando a função altera a struct (ver programa </text:span><text:span text:style-name="T7">array_list.pl</text:span><text:span text:style-name="T16">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" svg:font-family="mono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5:38:23.740176186</meta:creation-date>
    <dc:date>2024-05-31T13:59:41.220720791</dc:date>
    <meta:editing-duration>PT16M23S</meta:editing-duration>
    <meta:editing-cycles>7</meta:editing-cycles>
    <meta:generator>LibreOffice/24.2.3.2$Linux_X86_64 LibreOffice_project/420$Build-2</meta:generator>
    <meta:document-statistic meta:table-count="0" meta:image-count="0" meta:object-count="0" meta:page-count="1" meta:paragraph-count="13" meta:word-count="368" meta:character-count="2117" meta:non-whitespace-character-count="1760"/>
  </office:meta>
</office:document-meta>
</file>